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Text_20_body" style:list-style-name="L22">
      <style:paragraph-properties fo:margin-top="0in" fo:margin-bottom="0in"/>
    </style:style>
    <style:style style:name="P42" style:family="paragraph" style:parent-style-name="Text_20_body" style:list-style-name="L23">
      <style:paragraph-properties fo:margin-top="0in" fo:margin-bottom="0in"/>
    </style:style>
    <style:style style:name="P43" style:family="paragraph" style:parent-style-name="Text_20_body" style:list-style-name="L24">
    </style:style>
    <style:style style:name="P44" style:family="paragraph" style:parent-style-name="Text_20_body" style:list-style-name="L25">
      <style:paragraph-properties fo:margin-top="0in" fo:margin-bottom="0in"/>
    </style:style>
    <style:style style:name="P45" style:family="paragraph" style:parent-style-name="Text_20_body" style:list-style-name="L26">
      <style:paragraph-properties fo:margin-top="0in" fo:margin-bottom="0in"/>
    </style:style>
    <style:style style:name="P46" style:family="paragraph" style:parent-style-name="Text_20_body" style:list-style-name="L27">
      <style:paragraph-properties fo:margin-top="0in" fo:margin-bottom="0in"/>
    </style:style>
    <style:style style:name="P47" style:family="paragraph" style:parent-style-name="Text_20_body" style:list-style-name="L28">
      <style:paragraph-properties fo:margin-top="0in" fo:margin-bottom="0in"/>
    </style:style>
    <style:style style:name="P48" style:family="paragraph" style:parent-style-name="Text_20_body" style:list-style-name="L29">
      <style:paragraph-properties fo:margin-top="0in" fo:margin-bottom="0in"/>
    </style:style>
    <style:style style:name="P49" style:family="paragraph" style:parent-style-name="Text_20_body" style:list-style-name="L30">
      <style:paragraph-properties fo:margin-top="0in" fo:margin-bottom="0in"/>
    </style:style>
    <style:style style:name="P50" style:family="paragraph" style:parent-style-name="Text_20_body" style:list-style-name="L31">
      <style:paragraph-properties fo:margin-top="0in" fo:margin-bottom="0in"/>
    </style:style>
    <style:style style:name="P51" style:family="paragraph" style:parent-style-name="Text_20_body" style:list-style-name="L32">
      <style:paragraph-properties fo:margin-top="0in" fo:margin-bottom="0in"/>
    </style:style>
    <style:style style:name="P52" style:family="paragraph" style:parent-style-name="Text_20_body" style:list-style-name="L33">
      <style:paragraph-properties fo:margin-top="0in" fo:margin-bottom="0in"/>
    </style:style>
    <style:style style:name="P53" style:family="paragraph" style:parent-style-name="Text_20_body" style:list-style-name="L34">
      <style:paragraph-properties fo:margin-top="0in" fo:margin-bottom="0in"/>
    </style:style>
    <style:style style:name="P54" style:family="paragraph" style:parent-style-name="Text_20_body" style:list-style-name="L35">
      <style:paragraph-properties fo:margin-top="0in" fo:margin-bottom="0in"/>
    </style:style>
    <style:style style:name="P55" style:family="paragraph" style:parent-style-name="Text_20_body" style:list-style-name="L36">
      <style:paragraph-properties fo:margin-top="0in" fo:margin-bottom="0in"/>
    </style:style>
    <style:style style:name="P56" style:family="paragraph" style:parent-style-name="Text_20_body" style:list-style-name="L37">
      <style:paragraph-properties fo:margin-top="0in" fo:margin-bottom="0in"/>
    </style:style>
    <style:style style:name="P57" style:family="paragraph" style:parent-style-name="Text_20_body" style:list-style-name="L38">
      <style:paragraph-properties fo:margin-top="0in" fo:margin-bottom="0in"/>
    </style:style>
    <style:style style:name="P58" style:family="paragraph" style:parent-style-name="Text_20_body" style:list-style-name="L39">
      <style:paragraph-properties fo:margin-top="0in" fo:margin-bottom="0in"/>
    </style:style>
    <style:style style:name="P59" style:family="paragraph" style:parent-style-name="Text_20_body" style:list-style-name="L40">
      <style:paragraph-properties fo:margin-top="0in" fo:margin-bottom="0in"/>
    </style:style>
    <style:style style:name="P60" style:family="paragraph" style:parent-style-name="Text_20_body" style:list-style-name="L41">
      <style:paragraph-properties fo:margin-top="0in" fo:margin-bottom="0in"/>
    </style:style>
    <style:style style:name="P61" style:family="paragraph" style:parent-style-name="Text_20_body" style:list-style-name="L42">
      <style:paragraph-properties fo:margin-top="0in" fo:margin-bottom="0in"/>
    </style:style>
    <style:style style:name="P62" style:family="paragraph" style:parent-style-name="Text_20_body" style:list-style-name="L43">
      <style:paragraph-properties fo:margin-top="0in" fo:margin-bottom="0in"/>
    </style:style>
    <style:style style:name="P63" style:family="paragraph" style:parent-style-name="Text_20_body" style:list-style-name="L44">
      <style:paragraph-properties fo:margin-top="0in" fo:margin-bottom="0in"/>
    </style:style>
    <style:style style:name="P64" style:family="paragraph" style:parent-style-name="Text_20_body" style:list-style-name="L45">
      <style:paragraph-properties fo:margin-top="0in" fo:margin-bottom="0in"/>
    </style:style>
    <style:style style:name="P65" style:family="paragraph" style:parent-style-name="Text_20_body" style:list-style-name="L46">
    </style:style>
    <style:style style:name="P66" style:family="paragraph" style:parent-style-name="Text_20_body" style:list-style-name="L47">
      <style:paragraph-properties fo:margin-top="0in" fo:margin-bottom="0in"/>
    </style:style>
    <style:style style:name="P67" style:family="paragraph" style:parent-style-name="Text_20_body" style:list-style-name="L48">
      <style:paragraph-properties fo:margin-top="0in" fo:margin-bottom="0in"/>
    </style:style>
    <style:style style:name="P68" style:family="paragraph" style:parent-style-name="Text_20_body" style:list-style-name="L49">
      <style:paragraph-properties fo:margin-top="0in" fo:margin-bottom="0in"/>
    </style:style>
    <style:style style:name="P69" style:family="paragraph" style:parent-style-name="Text_20_body" style:list-style-name="L50">
      <style:paragraph-properties fo:margin-top="0in" fo:margin-bottom="0in"/>
    </style:style>
    <style:style style:name="P70" style:family="paragraph" style:parent-style-name="Text_20_body" style:list-style-name="L51">
      <style:paragraph-properties fo:margin-top="0in" fo:margin-bottom="0in"/>
    </style:style>
    <style:style style:name="P71" style:family="paragraph" style:parent-style-name="Text_20_body" style:list-style-name="L52">
      <style:paragraph-properties fo:margin-top="0in" fo:margin-bottom="0in"/>
    </style:style>
    <style:style style:name="P72" style:family="paragraph" style:parent-style-name="Text_20_body" style:list-style-name="L53">
      <style:paragraph-properties fo:margin-top="0in" fo:margin-bottom="0in"/>
    </style:style>
    <style:style style:name="P73" style:family="paragraph" style:parent-style-name="Text_20_body" style:list-style-name="L54">
      <style:paragraph-properties fo:margin-top="0in" fo:margin-bottom="0in"/>
    </style:style>
    <style:style style:name="P74" style:family="paragraph" style:parent-style-name="Text_20_body" style:list-style-name="L55">
      <style:paragraph-properties fo:margin-top="0in" fo:margin-bottom="0in"/>
    </style:style>
    <style:style style:name="P75" style:family="paragraph" style:parent-style-name="Text_20_body" style:list-style-name="L56">
      <style:paragraph-properties fo:margin-top="0in" fo:margin-bottom="0in"/>
    </style:style>
    <style:style style:name="P76" style:family="paragraph" style:parent-style-name="Text_20_body" style:list-style-name="L57">
      <style:paragraph-properties fo:margin-top="0in" fo:margin-bottom="0in"/>
    </style:style>
    <style:style style:name="P77" style:family="paragraph" style:parent-style-name="Text_20_body" style:list-style-name="L58">
      <style:paragraph-properties fo:margin-top="0in" fo:margin-bottom="0in"/>
    </style:style>
    <style:style style:name="P78" style:family="paragraph" style:parent-style-name="Text_20_body" style:list-style-name="L59">
      <style:paragraph-properties fo:margin-top="0in" fo:margin-bottom="0in"/>
    </style:style>
    <style:style style:name="P79" style:family="paragraph" style:parent-style-name="Text_20_body" style:list-style-name="L60">
      <style:paragraph-properties fo:margin-top="0in" fo:margin-bottom="0in"/>
    </style:style>
    <style:style style:name="P80" style:family="paragraph" style:parent-style-name="Text_20_body" style:list-style-name="L61">
      <style:paragraph-properties fo:margin-top="0in" fo:margin-bottom="0in"/>
    </style:style>
  </office:automatic-styles>
  <office:body>
    <office:text>
      <text:p text:style-name="Title">Curso de R básico</text:p>
      <text:p text:style-name="Author">Sergio Pedro R Oliveira</text:p>
      <text:p text:style-name="Date">2022-05-28</text:p>
      <text:h text:style-name="Heading_20_1" text:outline-level="1"><text:bookmark-start text:name="objetivo"/>1 Objetivo<text:bookmark-end text:name="objetivo"/></text:h>
      <text:p text:style-name="First_20_paragraph">Estudo dirigido de básico de linguagem R.<text:line-break/></text:p>
      <text:h text:style-name="Heading_20_1" text:outline-level="1"><text:bookmark-start text:name="referência"/>2 Referência<text:bookmark-end text:name="referência"/></text:h>
      <text:p text:style-name="First_20_paragraph">Videoaulas de ‘curso R para iniciantes’.<text:line-break/></text:p>
      <text:p text:style-name="Pagebreak"/>
      <text:h text:style-name="Heading_20_1" text:outline-level="1"><text:bookmark-start text:name="aula-01---introdução"/>3 Aula 01 - Introdução<text:bookmark-end text:name="aula-01---introdução"/></text:h>
      <text:list text:style-name="L1">
        <text:list-item>
          <text:p text:style-name="P1"><text:span text:style-name="T1">R</text:span> é uma linguagem estatística e gráfica.<text:line-break/></text:p>
        </text:list-item>
        <text:list-item>
          <text:p text:style-name="P1">É uma linguagem com um foco bem definido.<text:line-break/></text:p>
        </text:list-item>
        <text:list-item>
          <text:p text:style-name="P1">Muito usada para <text:span text:style-name="T1">Big Data</text:span> e <text:span text:style-name="T1">Machine Learning</text:span>.<text:line-break/></text:p>
        </text:list-item>
        <text:list-item>
          <text:p text:style-name="P1">Linguagem de codigo aberto.<text:line-break/></text:p>
        </text:list-item>
        <text:list-item>
          <text:p text:style-name="P1">Muitos pacotes a disposição.<text:line-break/></text:p>
        </text:list-item>
        <text:list-item>
          <text:p text:style-name="P1">Ambiente de desenvolvimento: <text:span text:style-name="T1">RStudio</text:span>.<text:line-break/></text:p>
        </text:list-item>
      </text:list>
      <text:p text:style-name="Pagebreak"/>
      <text:h text:style-name="Heading_20_1" text:outline-level="1"><text:bookmark-start text:name="aula-02---instalação-r-e-rstudio"/>4 Aula 02 - Instalação R e RStudio<text:bookmark-end text:name="aula-02---instalação-r-e-rstudio"/></text:h>
      <text:list text:style-name="L2">
        <text:list-item>
          <text:p text:style-name="P2"><text:span text:style-name="T1">R</text:span><text:line-break/><text:a xlink:type="simple" xlink:href="https://cran.r-project.org/" office:name=""><text:span text:style-name="Definition">https://cran.r-project.org/</text:span></text:a><text:line-break/></text:p>
        </text:list-item>
        <text:list-item>
          <text:p text:style-name="P2"><text:span text:style-name="T1">RStudio</text:span>(IDE)<text:line-break/><text:a xlink:type="simple" xlink:href="https://www.rstudio.com/" office:name=""><text:span text:style-name="Definition">https://www.rstudio.com/</text:span></text:a><text:line-break/></text:p>
        </text:list-item>
      </text:list>
      <text:p text:style-name="Pagebreak"/>
      <text:h text:style-name="Heading_20_1" text:outline-level="1"><text:bookmark-start text:name="aula-03---conhecendo-o-r-e-o-rstudio-parte-1"/>5 Aula 03 - Conhecendo o R e o RStudio parte 1<text:bookmark-end text:name="aula-03---conhecendo-o-r-e-o-rstudio-parte-1"/></text:h>
      <text:h text:style-name="Heading_20_2" text:outline-level="2"><text:bookmark-start text:name="configuração-do-layout-do-rstudio"/>5.1 Configuração do <text:span text:style-name="T1">layout</text:span> do <text:span text:style-name="T1">RStudio</text:span><text:bookmark-end text:name="configuração-do-layout-do-rstudio"/></text:h>
      <text:list text:style-name="L3">
        <text:list-item>
          <text:p text:style-name="P3">Alterando o <text:span text:style-name="T2">layout</text:span> do <text:span text:style-name="T1">RStudio</text:span>:<text:line-break/></text:p>
          <text:list text:style-name="L4">
            <text:list-item>
              <text:p text:style-name="P4">opção <text:span text:style-name="T1">Tools</text:span><text:line-break/></text:p>
            </text:list-item>
            <text:list-item>
              <text:p text:style-name="P4"><text:span text:style-name="T1">Global Options</text:span><text:line-break/></text:p>
            </text:list-item>
            <text:list-item>
              <text:p text:style-name="P4"><text:span text:style-name="T1">Pane Layout</text:span><text:line-break/>Reorganizar o <text:span text:style-name="T2">layout</text:span> das janelas do RStudio para melhor se adaptar ao usuário.<text:line-break/></text:p>
            </text:list-item>
          </text:list>
        </text:list-item>
      </text:list>
      <text:h text:style-name="Heading_20_2" text:outline-level="2"><text:bookmark-start text:name="inserir-comentarios"/>5.2 Inserir <text:span text:style-name="T1">comentarios</text:span><text:bookmark-end text:name="inserir-comentarios"/></text:h>
      <text:list text:style-name="L5">
        <text:list-item>
          <text:p text:style-name="P5">Inserir <text:span text:style-name="T1">comentarios</text:span>, utilizar ‘<text:span text:style-name="T1">#</text:span>’.<text:line-break/></text:p>
        </text:list-item>
      </text:list>
      <text:h text:style-name="Heading_20_2" text:outline-level="2"><text:bookmark-start text:name="compilar-codigo"/>5.3 Compilar codigo<text:bookmark-end text:name="compilar-codigo"/></text:h>
      <text:list text:style-name="L6">
        <text:list-item>
          <text:p text:style-name="P6">Para executar um script:<text:line-break/></text:p>
          <text:list text:style-name="L7">
            <text:list-item>
              <text:p text:style-name="P7">Deixar o cursor sobre a linha que deve ser executada.<text:line-break/></text:p>
            </text:list-item>
            <text:list-item>
              <text:p text:style-name="P7">Selecionar o codigo que deve ser executado.<text:line-break/>Obs.: Atalho para executar ‘CRTL + Enter’.<text:line-break/></text:p>
            </text:list-item>
          </text:list>
        </text:list-item>
      </text:list>
      <text:h text:style-name="Heading_20_2" text:outline-level="2"><text:bookmark-start text:name="limpar-a-tela-do-console"/>5.4 Limpar a tela do console<text:bookmark-end text:name="limpar-a-tela-do-console"/></text:h>
      <text:list text:style-name="L8">
        <text:list-item>
          <text:p text:style-name="P8">Comando que limpa a tela do console:<text:line-break/></text:p>
          <text:list text:style-name="L9">
            <text:list-item>
              <text:p text:style-name="P9"><text:span text:style-name="T1">CTRL</text:span> + <text:span text:style-name="T1">L</text:span><text:line-break/></text:p>
            </text:list-item>
          </text:list>
        </text:list-item>
      </text:list>
      <text:h text:style-name="Heading_20_2" text:outline-level="2"><text:bookmark-start text:name="atribuições"/>5.5 Atribuições<text:bookmark-end text:name="atribuições"/></text:h>
      <text:p text:style-name="First_20_paragraph">(Tipagem automatica/dinâmica)<text:line-break/></text:p>
      <text:list text:style-name="L10">
        <text:list-item>
          <text:p text:style-name="P10">Atribuições de <text:span text:style-name="T1">variaveis</text:span> usar o sinal ‘<text:span text:style-name="T1">-&gt;</text:span>’ ou ‘<text:span text:style-name="T1">&lt;-</text:span>’.<text:line-break/></text:p>
        </text:list-item>
        <text:list-item>
          <text:p text:style-name="P10">Atribuição de <text:span text:style-name="T1">funções</text:span> utilizar o sinal ‘<text:span text:style-name="T1">=</text:span>’.<text:line-break/></text:p>
        </text:list-item>
      </text:list>
      <text:h text:style-name="Heading_20_2" text:outline-level="2"><text:bookmark-start text:name="tipagem-de-variaveis"/>5.6 Tipagem de variaveis<text:bookmark-end text:name="tipagem-de-variaveis"/></text:h>
      <text:list text:style-name="L11">
        <text:list-item>
          <text:p text:style-name="P11">Tipagem das variaveis automatica/dinâmica.<text:line-break/></text:p>
        </text:list-item>
        <text:list-item>
          <text:p text:style-name="P11">Erro ao fazer operações com variaveis de tipos distintos.<text:line-break/></text:p>
        </text:list-item>
      </text:list>
      <text:p text:style-name="Pagebreak"/>
      <text:h text:style-name="Heading_20_1" text:outline-level="1"><text:bookmark-start text:name="aula-04---conhecendo-r-e-o-rstudio-parte-2"/>6 Aula 04 - Conhecendo R e o RStudio parte 2<text:bookmark-end text:name="aula-04---conhecendo-r-e-o-rstudio-parte-2"/></text:h>
      <text:h text:style-name="Heading_20_2" text:outline-level="2"><text:bookmark-start text:name="packages---bibliotecaspacotes"/>6.1 <text:span text:style-name="T1">Packages</text:span> - Bibliotecas/Pacotes<text:bookmark-end text:name="packages---bibliotecaspacotes"/></text:h>
      <text:list text:style-name="L12">
        <text:list-item>
          <text:p text:style-name="P12">São bibliotecas/pacotes com funções que podem ser baixados e instalados.<text:line-break/></text:p>
        </text:list-item>
        <text:list-item>
          <text:p text:style-name="P12">Os pacotes/bibliotecas são instalados no sistema.<text:line-break/></text:p>
        </text:list-item>
        <text:list-item>
          <text:p text:style-name="P12">As bibliotecas são baixadas com o comando no <text:span text:style-name="T1">R</text:span>:<text:line-break/></text:p>
          <text:list text:style-name="L13">
            <text:list-item>
              <text:p text:style-name="P13">Sintaxe:<text:line-break/><text:span text:style-name="T1">install</text:span>.<text:span text:style-name="T1">packages</text:span> (“<text:span text:style-name="T2">nome_do_pacote</text:span>”)<text:line-break/></text:p>
            </text:list-item>
          </text:list>
        </text:list-item>
        <text:list-item>
          <text:p text:style-name="P12">Para usar os pacotes é preciso declarar eles no script (chamar o pacote):<text:line-break/></text:p>
          <text:list text:style-name="L14">
            <text:list-item>
              <text:p text:style-name="P14">Sintaxe:<text:line-break/><text:span text:style-name="T1">library</text:span>(“<text:span text:style-name="T2">nome_do_pacote</text:span>”)<text:line-break/></text:p>
            </text:list-item>
          </text:list>
        </text:list-item>
        <text:list-item>
          <text:p text:style-name="P12">Baixado e declarado o pacote/biblioteca no script é possivel agora usar as funções desse pacote. </text:p>
        </text:list-item>
      </text:list>
      <text:p text:style-name="Pagebreak"/>
      <text:h text:style-name="Heading_20_2" text:outline-level="2"><text:bookmark-start text:name="pesquisa-de-função---função-help"/>6.2 Pesquisa de função - função Help<text:bookmark-end text:name="pesquisa-de-função---função-help"/></text:h>
      <text:list text:style-name="L15">
        <text:list-item>
          <text:p text:style-name="P15">Help ‘<text:span text:style-name="T1">?</text:span>’, usado para pesquisar uma função na documentação do <text:span text:style-name="T1">R</text:span>.<text:line-break/></text:p>
        </text:list-item>
        <text:list-item>
          <text:p text:style-name="P15">O resultado da pesquisa aparece no <text:span text:style-name="T2">Help</text:span>.<text:line-break/></text:p>
        </text:list-item>
        <text:list-item>
          <text:p text:style-name="P15">Sintaxe:<text:line-break/><text:span text:style-name="T1">?</text:span><text:span text:style-name="T2">c</text:span><text:line-break/></text:p>
        </text:list-item>
        <text:list-item>
          <text:p text:style-name="P15">Caso o <text:span text:style-name="T2">Help</text:span> não ajude a descobrir a função, outro modo de pesquisar é recorrer ao site:<text:line-break/><text:a xlink:type="simple" xlink:href="https://www.rdocumentation.org/" office:name=""><text:span text:style-name="Definition">https://www.rdocumentation.org/</text:span></text:a><text:line-break/></text:p>
          <text:list text:style-name="L16">
            <text:list-item>
              <text:p text:style-name="P16">Um site destinado a pesquisa e informações sobre a documentação do <text:span text:style-name="T1">R</text:span>.<text:line-break/></text:p>
            </text:list-item>
            <text:list-item>
              <text:p text:style-name="P16">Retorna informações sobre a função, estrutura, pacote a qual ela faz parte, etc.<text:line-break/></text:p>
            </text:list-item>
          </text:list>
        </text:list-item>
      </text:list>
      <text:h text:style-name="Heading_20_2" text:outline-level="2"><text:bookmark-start text:name="summary---resumo-dos-dados"/>6.3 <text:span text:style-name="T1">summary</text:span> - Resumo dos dados<text:bookmark-end text:name="summary---resumo-dos-dados"/></text:h>
      <text:list text:style-name="L17">
        <text:list-item>
          <text:p text:style-name="P17">A função <text:span text:style-name="T1">summary</text:span>() retorna o resumo de variaveis.<text:line-break/></text:p>
        </text:list-item>
        <text:list-item>
          <text:p text:style-name="P17">O retorno depende do argumento (se for um vetor, uma lista, um data.frame).<text:line-break/></text:p>
        </text:list-item>
        <text:list-item>
          <text:p text:style-name="P17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7">O retorno da função, no geral, retorna diversos metodos aplicados aos dados, tais como:<text:line-break/></text:p>
          <text:list text:style-name="L18">
            <text:list-item>
              <text:p text:style-name="P18">valor mínimo<text:line-break/></text:p>
            </text:list-item>
            <text:list-item>
              <text:p text:style-name="P18">1º quantil<text:line-break/></text:p>
            </text:list-item>
            <text:list-item>
              <text:p text:style-name="P18">valor da mediana<text:line-break/></text:p>
            </text:list-item>
            <text:list-item>
              <text:p text:style-name="P18">valor da media<text:line-break/></text:p>
            </text:list-item>
            <text:list-item>
              <text:p text:style-name="P18">3º quantil<text:line-break/></text:p>
            </text:list-item>
            <text:list-item>
              <text:p text:style-name="P18">valor máximo<text:line-break/></text:p>
            </text:list-item>
          </text:list>
        </text:list-item>
        <text:list-item>
          <text:p text:style-name="P17">Sintaxe:<text:line-break/><text:span text:style-name="T1">summary</text:span>(<text:span text:style-name="T2">nome_variavel</text:span>)<text:line-break/></text:p>
        </text:list-item>
      </text:list>
      <text:h text:style-name="Heading_20_2" text:outline-level="2"><text:bookmark-start text:name="descobrir-a-classe-de-uma-variavel---class"/>6.4 Descobrir a classe de uma variavel - <text:span text:style-name="T1">class</text:span><text:bookmark-end text:name="descobrir-a-classe-de-uma-variavel---class"/></text:h>
      <text:list text:style-name="L19">
        <text:list-item>
          <text:p text:style-name="P19">A função “<text:span text:style-name="T1">class</text:span>()” retorna a que classe do objeto do argemunto pertence.<text:line-break/></text:p>
        </text:list-item>
        <text:list-item>
          <text:p text:style-name="P19">Basicamente diz se o objeto é numerico, string, vetor, lista, data.frame, matriz, …<text:line-break/></text:p>
        </text:list-item>
        <text:list-item>
          <text:p text:style-name="P19">Sintaxe:<text:line-break/><text:span text:style-name="T1">class</text:span>(<text:span text:style-name="T2">argumento</text:span>)<text:line-break/></text:p>
        </text:list-item>
      </text:list>
      <text:h text:style-name="Heading_20_2" text:outline-level="2"><text:bookmark-start text:name="descobrir-a-estrutura-de-uma-variavel---str"/>6.5 Descobrir a estrutura de uma variavel - <text:span text:style-name="T1">str</text:span><text:bookmark-end text:name="descobrir-a-estrutura-de-uma-variavel---str"/></text:h>
      <text:list text:style-name="L20">
        <text:list-item>
          <text:p text:style-name="P20">A função “<text:span text:style-name="T1">str</text:span>()” retorna a estrutura do objeto do argumento.<text:line-break/></text:p>
        </text:list-item>
        <text:list-item>
          <text:p text:style-name="P20">Retorna diversos dados, entre eles:<text:line-break/></text:p>
          <text:list text:style-name="L21">
            <text:list-item>
              <text:p text:style-name="P21">A classe do objeto.<text:line-break/></text:p>
            </text:list-item>
            <text:list-item>
              <text:p text:style-name="P21">Tamanho do objeto.<text:line-break/></text:p>
            </text:list-item>
            <text:list-item>
              <text:p text:style-name="P21">A lista, ou vertor, dos campos com o tipo e tamanho. </text:p>
            </text:list-item>
          </text:list>
        </text:list-item>
        <text:list-item>
          <text:p text:style-name="P20">Sintaxe:<text:line-break/><text:span text:style-name="T1">str</text:span>(<text:span text:style-name="T2">argumento</text:span>)<text:line-break/></text:p>
        </text:list-item>
      </text:list>
      <text:p text:style-name="Pagebreak"/>
      <text:h text:style-name="Heading_20_1" text:outline-level="1"><text:bookmark-start text:name="aula-05---operadores"/>7 Aula 05 - Operadores<text:bookmark-end text:name="aula-05---operadores"/></text:h>
      <text:h text:style-name="Heading_20_2" text:outline-level="2"><text:bookmark-start text:name="operadores-básicos"/>7.1 Operadores básicos<text:bookmark-end text:name="operadores-básicos"/></text:h>
      <text:p text:style-name="P22">## <text:s text:c="7"/>Operador <text:s text:c="6"/>Simbolo</text:p>
      <text:p text:style-name="P23">## 1 <text:s text:c="9"/>Soma <text:s text:c="12"/>+</text:p>
      <text:p text:style-name="P24">## 2 <text:s text:c="4"/>Subtração <text:s text:c="12"/>-</text:p>
      <text:p text:style-name="P25">## 3 <text:s text:c="6"/>Divisão <text:s text:c="12"/>/</text:p>
      <text:p text:style-name="P26">## 4 Multiplicação <text:s text:c="12"/>*</text:p>
      <text:p text:style-name="P27">## 5 <text:s text:c="5"/>Potencia <text:s text:c="6"/>** ou ^</text:p>
      <text:p text:style-name="P28">## 6 <text:s text:c="9"/>Raiz <text:s text:c="1"/>sqrt(numero)</text:p>
      <text:p text:style-name="P29">## 7 <text:s text:c="2"/>Exponencial <text:s text:c="2"/>exp(numero)</text:p>
      <text:p text:style-name="P30">## 8 Log na base n log(numero,n)</text:p>
      <text:h text:style-name="Heading_20_2" text:outline-level="2"><text:bookmark-start text:name="operadores-lógicos"/>7.2 Operadores lógicos<text:bookmark-end text:name="operadores-lógicos"/></text:h>
      <text:p text:style-name="P31">## <text:s text:c="2"/>Operador_logico Simbolos</text:p>
      <text:p text:style-name="P32">## 1 <text:s text:c="10"/>Igual <text:s text:c="6"/>==</text:p>
      <text:p text:style-name="P33">## 2 <text:s text:c="6"/>Diferente <text:s text:c="6"/>!=</text:p>
      <text:p text:style-name="P34">## 3 <text:s text:c="6"/>Maior que <text:s text:c="7"/>&gt;</text:p>
      <text:p text:style-name="P35">## 4 <text:s text:c="1"/>Maior ou igual <text:s text:c="6"/>&gt;=</text:p>
      <text:p text:style-name="P36">## 5 <text:s text:c="6"/>Menor que <text:s text:c="7"/>&lt;</text:p>
      <text:p text:style-name="P37">## 6 <text:s text:c="1"/>Menor ou igual <text:s text:c="6"/>&lt;=</text:p>
      <text:p text:style-name="P38">## 7 <text:s text:c="14"/>E <text:s text:c="7"/>&amp;</text:p>
      <text:p text:style-name="P39">## 8 <text:s text:c="13"/>OU <text:s text:c="7"/>|</text:p>
      <text:p text:style-name="P40">## 9 <text:s text:c="8"/>Negação <text:s text:c="7"/>!</text:p>
      <text:list text:style-name="L22">
        <text:list-item>
          <text:p text:style-name="P41">A resposta do sistema para uma operação logica é <text:span text:style-name="T2">TRUE</text:span> (verdadeiro) ou <text:span text:style-name="T2">FALSE</text:span> (falso). Ou em termos numericos 1 (verdadeiro), 0 (falso).<text:line-break/></text:p>
        </text:list-item>
        <text:list-item>
          <text:p text:style-name="P41">No caso da negação (NOT), ele vem antes da operação como um todo.<text:line-break/></text:p>
          <text:list text:style-name="L23">
            <text:list-item>
              <text:p text:style-name="P42">Exemplo:<text:line-break/><draw:frame draw:style-name="fr1" text:anchor-type="as-char"><draw:object xlink:href="Formula-0/" xlink:type="simple" xlink:show="embed" xlink:actuate="onLoad"/></draw:frame><text:line-break/></text:p>
            </text:list-item>
          </text:list>
        </text:list-item>
      </text:list>
      <text:p text:style-name="Pagebreak"/>
      <text:h text:style-name="Heading_20_1" text:outline-level="1"><text:bookmark-start text:name="aula-06-á-09---tipo-de-dados"/>8 Aula 06 á 09 - Tipo de dados<text:bookmark-end text:name="aula-06-á-09---tipo-de-dados"/></text:h>
      <text:h text:style-name="Heading_20_2" text:outline-level="2"><text:bookmark-start text:name="tipos-de-dados"/>8.1 Tipos de dados<text:bookmark-end text:name="tipos-de-dados"/></text:h>
      <text:h text:style-name="Heading_20_3" text:outline-level="3"><text:bookmark-start text:name="numerico---numeric"/>8.1.1 Numerico - <text:span text:style-name="T1">numeric</text:span><text:bookmark-end text:name="numerico---numeric"/></text:h>
      <text:list text:style-name="L24">
        <text:list-item>
          <text:p text:style-name="P43">O <text:span text:style-name="T1">R</text:span> converte automaticamente variaveis númericas para tipo numeric.<text:line-break/></text:p>
        </text:list-item>
        <text:list-item>
          <text:p text:style-name="P43">São variaveis contando números tanto inteiros (<text:span text:style-name="T2">int</text:span>), quanto <text:span text:style-name="T2">float</text:span>.<text:line-break/></text:p>
        </text:list-item>
        <text:list-item>
          <text:p text:style-name="P43">Variaveis do tipo numeric podem realizar operações matemáticas.<text:line-break/></text:p>
        </text:list-item>
        <text:list-item>
          <text:p text:style-name="P43">É possivel converter um número qualquer (<text:span text:style-name="T2">numeric</text:span>) para um número inteiro (<text:span text:style-name="T2">int</text:span>) utilizando a função uma função:<text:line-break/></text:p>
          <text:list text:style-name="L25">
            <text:list-item>
              <text:p text:style-name="P44"><text:span text:style-name="T1">as</text:span>.<text:span text:style-name="T1">integer</text:span>(<text:span text:style-name="T2">variavel</text:span>)<text:line-break/></text:p>
            </text:list-item>
          </text:list>
        </text:list-item>
        <text:list-item>
          <text:p text:style-name="P43">Observações: </text:p>
          <text:list text:style-name="L26">
            <text:list-item>
              <text:p text:style-name="P45">A função “<text:span text:style-name="T1">as</text:span>.<text:span text:style-name="T1">interger</text:span>(<text:span text:style-name="T2">variavel</text:span>)” faz truncamente. CUIDADO!!!<text:line-break/></text:p>
            </text:list-item>
            <text:list-item>
              <text:p text:style-name="P45">Para fazer arredondamento, usar a função “<text:span text:style-name="T1">round</text:span>(<text:span text:style-name="T2">variavel</text:span>, <text:span text:style-name="T2">qtd_decimal</text:span>)”.<text:line-break/></text:p>
            </text:list-item>
          </text:list>
        </text:list-item>
      </text:list>
      <text:h text:style-name="Heading_20_3" text:outline-level="3"><text:bookmark-start text:name="caractere-e-string---character"/>8.1.2 Caractere e String - <text:span text:style-name="T1">character</text:span><text:bookmark-end text:name="caractere-e-string---character"/></text:h>
      <text:list text:style-name="L27">
        <text:list-item>
          <text:p text:style-name="P46">O <text:span text:style-name="T1">R</text:span> entende como variaveis do tipo <text:span text:style-name="T2">character</text:span> (caracter/string) todo dado que tiver entre aspas (““).<text:line-break/></text:p>
        </text:list-item>
        <text:list-item>
          <text:p text:style-name="P46">Mesmo números se tiverem entre aspas, serão lidos como <text:span text:style-name="T2">character</text:span>.<text:line-break/></text:p>
        </text:list-item>
        <text:list-item>
          <text:p text:style-name="P46">Tipo <text:span text:style-name="T2">character</text:span> não faz operações matemáticas.<text:line-break/></text:p>
        </text:list-item>
        <text:list-item>
          <text:p text:style-name="P46">Tipo <text:span text:style-name="T2">character</text:span> faz operações lógicas (igual á, diferente de, …)<text:line-break/></text:p>
          <text:list text:style-name="L28">
            <text:list-item>
              <text:p text:style-name="P47">Espaços em branco fazem diferença para operações lógicas.<text:line-break/></text:p>
            </text:list-item>
          </text:list>
        </text:list-item>
      </text:list>
      <text:h text:style-name="Heading_20_3" text:outline-level="3"><text:bookmark-start text:name="fatores---factor"/>8.1.3 Fatores - <text:span text:style-name="T1">factor</text:span><text:bookmark-end text:name="fatores---factor"/></text:h>
      <text:list text:style-name="L29">
        <text:list-item>
          <text:p text:style-name="P48">Factor é o tipo categoria/enumerado.<text:line-break/></text:p>
        </text:list-item>
        <text:list-item>
          <text:p text:style-name="P48">O tipo <text:span text:style-name="T1">factor</text:span> não se trata de numeros, mas sim de categorias classificar determinado registro.<text:line-break/></text:p>
        </text:list-item>
        <text:list-item>
          <text:p text:style-name="P48">O tipo <text:span text:style-name="T1">factor</text:span> não se comporta como numeros, logo não é possivel fazer operações matematicas nele. Porem aceita operações lógicas.<text:line-break/></text:p>
        </text:list-item>
        <text:list-item>
          <text:p text:style-name="P48">Pacara tipar uma variavel (ou determinado vetor) como <text:span text:style-name="T1">factor</text:span> basta usar a função <text:span text:style-name="T1">as</text:span>.<text:span text:style-name="T1">factor</text:span>(<text:span text:style-name="T2">argumento</text:span>).<text:line-break/></text:p>
        </text:list-item>
        <text:list-item>
          <text:p text:style-name="P48">No caso da conversão de vetores para tipo factor dos elementos:</text:p>
          <text:list text:style-name="L30">
            <text:list-item>
              <text:p text:style-name="P49">Elementos iguais serão considerados “niveis”.<text:line-break/></text:p>
            </text:list-item>
            <text:list-item>
              <text:p text:style-name="P49">A função <text:span text:style-name="T1">summary</text:span>(<text:span text:style-name="T2">vetor</text:span>), numera o numero de elementos no mesmo “nivel”.<text:line-break/></text:p>
            </text:list-item>
          </text:list>
        </text:list-item>
      </text:list>
      <text:h text:style-name="Heading_20_3" text:outline-level="3"><text:bookmark-start text:name="lógico"/>8.1.4 Lógico<text:bookmark-end text:name="lógico"/></text:h>
      <text:list text:style-name="L31">
        <text:list-item>
          <text:p text:style-name="P50">É possivel salvar dentro de uma variavel uma operação do tipo lógica.<text:line-break/></text:p>
        </text:list-item>
        <text:list-item>
          <text:p text:style-name="P50">O que é salvo é o resultado da operação, os valores “<text:span text:style-name="T2">TRUE</text:span>” ou “<text:span text:style-name="T2">FALSE</text:span>”.<text:line-break/></text:p>
        </text:list-item>
        <text:list-item>
          <text:p text:style-name="P50">O tipo lógico são palavras reservadas <text:span text:style-name="T2">TRUE</text:span> e <text:span text:style-name="T2">FALSE</text:span>. Se utiliza-las dentro de aspas elas se convertem em tipo character (“<text:span text:style-name="T2">TRUE</text:span>” e “<text:span text:style-name="T2">FALSE</text:span>”).<text:line-break/></text:p>
        </text:list-item>
        <text:list-item>
          <text:p text:style-name="P50">Se converter um tipo lógico para numerico <text:span text:style-name="T2">TRUE</text:span> assume o valor 1 e <text:span text:style-name="T2">FALSE</text:span> o valor 0.<text:line-break/></text:p>
        </text:list-item>
        <text:list-item>
          <text:p text:style-name="P50">Sintaxe (exemplo):<text:line-break/><text:span text:style-name="T2">L</text:span> &lt;- <text:span text:style-name="T2">variavel_1</text:span> &lt; <text:span text:style-name="T2">variavel_2</text:span><text:line-break/></text:p>
        </text:list-item>
      </text:list>
      <text:p text:style-name="Pagebreak"/>
      <text:h text:style-name="Heading_20_2" text:outline-level="2"><text:bookmark-start text:name="descobrir-e-converter-tipos"/>8.2 Descobrir e converter tipos<text:bookmark-end text:name="descobrir-e-converter-tipos"/></text:h>
      <text:h text:style-name="Heading_20_3" text:outline-level="3"><text:bookmark-start text:name="as.tipo"/>8.2.1 as.tipo<text:bookmark-end text:name="as.tipo"/></text:h>
      <text:list text:style-name="L32">
        <text:list-item>
          <text:p text:style-name="P51">As funções começadas por “<text:span text:style-name="T1">as</text:span>.”, seguidas do “<text:span text:style-name="T2">tipo</text:span>” e a “<text:span text:style-name="T2">variavel</text:span>” como argumento, servem para converter variaveis para outros tipos.<text:line-break/></text:p>
        </text:list-item>
        <text:list-item>
          <text:p text:style-name="P51">Sintaxe (exemplo):<text:line-break/><text:span text:style-name="T1">as</text:span>.<text:span text:style-name="T1">factor</text:span>(<text:span text:style-name="T2">variavel</text:span>)<text:line-break/></text:p>
          <text:list text:style-name="L33">
            <text:list-item>
              <text:p text:style-name="P52">converte a variavel de um tipo qualquer para uma variavel do tipo factor.<text:line-break/></text:p>
            </text:list-item>
          </text:list>
        </text:list-item>
      </text:list>
      <text:h text:style-name="Heading_20_3" text:outline-level="3"><text:bookmark-start text:name="is.tipo"/>8.2.2 is.tipo<text:bookmark-end text:name="is.tipo"/></text:h>
      <text:list text:style-name="L34">
        <text:list-item>
          <text:p text:style-name="P53">As funções começadas por “<text:span text:style-name="T1">is</text:span>.”, seguidas por “<text:span text:style-name="T2">tipo</text:span>” e a “<text:span text:style-name="T2">variavel</text:span>” como argumento, servem para descobrir/confirmar o tipo da variavel.<text:line-break/></text:p>
        </text:list-item>
        <text:list-item>
          <text:p text:style-name="P53">O retorno é “<text:span text:style-name="T2">TRUE</text:span>” ou “<text:span text:style-name="T2">FALSE</text:span>”.</text:p>
        </text:list-item>
        <text:list-item>
          <text:p text:style-name="P53">Sintaxe (exemplo):<text:line-break/><text:span text:style-name="T1">is</text:span>.<text:span text:style-name="T1">factor</text:span>(<text:span text:style-name="T2">variavel</text:span>)<text:line-break/></text:p>
          <text:list text:style-name="L35">
            <text:list-item>
              <text:p text:style-name="P54">Retorna “<text:span text:style-name="T2">TRUE</text:span>” se verdadeiro, o tipo da variavel for factor.<text:line-break/></text:p>
            </text:list-item>
            <text:list-item>
              <text:p text:style-name="P54">Ou retorna “<text:span text:style-name="T2">FALSE</text:span>” se falso, o tipo da variavel não for factor.<text:line-break/></text:p>
            </text:list-item>
          </text:list>
        </text:list-item>
      </text:list>
      <text:p text:style-name="Pagebreak"/>
      <text:h text:style-name="Heading_20_1" text:outline-level="1"><text:bookmark-start text:name="aula-10-e-11---vetores-e-listas"/>9 Aula 10 e 11 - Vetores e Listas<text:bookmark-end text:name="aula-10-e-11---vetores-e-listas"/></text:h>
      <text:h text:style-name="Heading_20_2" text:outline-level="2"><text:bookmark-start text:name="vetor"/>9.1 Vetor<text:bookmark-end text:name="vetor"/></text:h>
      <text:list text:style-name="L36">
        <text:list-item>
          <text:p text:style-name="P55">Vetores são variaves que aguardam diversos valores de mesmo tipo.<text:line-break/></text:p>
        </text:list-item>
        <text:list-item>
          <text:p text:style-name="P55">No <text:span text:style-name="T1">R</text:span> o vetor é criado a partir da função “<text:span text:style-name="T2">c</text:span>()”.<text:line-break/></text:p>
        </text:list-item>
        <text:list-item>
          <text:p text:style-name="P55"><text:span text:style-name="T2">Strings</text:span> e <text:span text:style-name="T2">caracteres</text:span> dentro do vetor devem ter seus valores entre aspas (““).<text:line-break/></text:p>
        </text:list-item>
        <text:list-item>
          <text:p text:style-name="P55"><text:span text:style-name="T2">length</text:span> indica o tamanho do vetor, o numero de elementos dentro do vetor.<text:line-break/></text:p>
        </text:list-item>
        <text:list-item>
          <text:p text:style-name="P55">Caso seja inserido um dado do tipo <text:span text:style-name="T2">character</text:span> para um vetor do tipo <text:span text:style-name="T2">numerico</text:span>, ele converte todo o vetor em tipo <text:span text:style-name="T2">character</text:span> (todos os elementos em <text:span text:style-name="T2">character</text:span>).<text:line-break/></text:p>
        </text:list-item>
        <text:list-item>
          <text:p text:style-name="P55">Sintaxe (exemplo):<text:line-break/><text:span text:style-name="T1">c</text:span>(10,5,8,…)<text:line-break/></text:p>
        </text:list-item>
        <text:list-item>
          <text:p text:style-name="P55">Acessando um valor dentro de uma vetor, uso a notaçao:<text:line-break/><text:span text:style-name="T2">nome_do_vetor</text:span> [<text:span text:style-name="T2">posição</text:span>]<text:line-break/></text:p>
        </text:list-item>
      </text:list>
      <text:h text:style-name="Heading_20_2" text:outline-level="2"><text:bookmark-start text:name="lista"/>9.2 Lista<text:bookmark-end text:name="lista"/></text:h>
      <text:list text:style-name="L37">
        <text:list-item>
          <text:p text:style-name="P56">Listas sao os objetos R que contem elementos de diferentes tipos (diferente do vetor), como _ numeros, strings, vetores e outra lista dentro dela.<text:line-break/></text:p>
        </text:list-item>
        <text:list-item>
          <text:p text:style-name="P56">Uma lista tambem pode conter uma matriz ou uma funcao como seus elementos.<text:line-break/></text:p>
        </text:list-item>
        <text:list-item>
          <text:p text:style-name="P56"><text:span text:style-name="T2">Strings</text:span> e <text:span text:style-name="T2">caracteres</text:span> dentro da lista devem ter seus valores entre aspas (““).<text:line-break/></text:p>
        </text:list-item>
        <text:list-item>
          <text:p text:style-name="P56">A lista e criada usando a funcao “<text:span text:style-name="T2">list</text:span>()”.<text:line-break/></text:p>
        </text:list-item>
        <text:list-item>
          <text:p text:style-name="P56">Sintaxe (exemplo):<text:line-break/><text:span text:style-name="T1">list</text:span>(azul, 10, c(5,8,9), …)<text:line-break/></text:p>
        </text:list-item>
        <text:list-item>
          <text:p text:style-name="P56">Acessando um valor dentro de uma lista.<text:line-break/></text:p>
          <text:list text:style-name="L38">
            <text:list-item>
              <text:p text:style-name="P57">Notaçao:<text:line-break/><text:span text:style-name="T2">nome_da_lista</text:span> [[<text:span text:style-name="T2">posição</text:span>]]<text:line-break/></text:p>
            </text:list-item>
            <text:list-item>
              <text:p text:style-name="P57">Caso tenha uma lista ou vetor dentro de algum elemento:<text:line-break/><text:span text:style-name="T2">nome_da_lista</text:span> [[<text:span text:style-name="T2">posição</text:span>]][<text:span text:style-name="T2">posição_dento_da_lista_ou_vetor_do_elemento</text:span>]<text:line-break/></text:p>
            </text:list-item>
          </text:list>
        </text:list-item>
      </text:list>
      <text:p text:style-name="Pagebreak"/>
      <text:h text:style-name="Heading_20_1" text:outline-level="1"><text:bookmark-start text:name="aula-12-e-13---matrizes-e-data.frames"/>10 Aula 12 e 13 - Matrizes e Data.frames<text:bookmark-end text:name="aula-12-e-13---matrizes-e-data.frames"/></text:h>
      <text:h text:style-name="Heading_20_2" text:outline-level="2"><text:bookmark-start text:name="matrizes"/>10.1 Matrizes<text:bookmark-end text:name="matrizes"/></text:h>
      <text:list text:style-name="L39">
        <text:list-item>
          <text:p text:style-name="P58">Vetor com duas dimensões.<text:line-break/></text:p>
        </text:list-item>
        <text:list-item>
          <text:p text:style-name="P58">A matriz aceita só um tipo de dado, assim como vetores.<text:line-break/></text:p>
        </text:list-item>
        <text:list-item>
          <text:p text:style-name="P58">Caso entrar com dados de diversos <text:span text:style-name="T2">tipos</text:span>, ela se transforma numa matriz não numerica para comportar.<text:line-break/></text:p>
        </text:list-item>
        <text:list-item>
          <text:p text:style-name="P58">Criar uma matriz:<text:line-break/><text:span text:style-name="T2">variavel</text:span> &lt;- <text:span text:style-name="T1">matrix</text:span>(<text:span text:style-name="T1">data</text:span> = NA, <text:span text:style-name="T1">nrow</text:span> = 1, <text:span text:style-name="T1">ncol</text:span> = 1, <text:span text:style-name="T1">byrow</text:span> = FALSE, <text:span text:style-name="T1">dimnames</text:span> = NULL)<text:line-break/></text:p>
          <text:list text:style-name="L40">
            <text:list-item>
              <text:p text:style-name="P59"><text:span text:style-name="T1">data</text:span> = inserir dados, incluir listas ou vetores.<text:line-break/><text:span text:style-name="T1">data</text:span> = <text:span text:style-name="T1">c</text:span>(<text:span text:style-name="T2">vetor1</text:span>,<text:span text:style-name="T2">vetor2</text:span>,<text:span text:style-name="T2">vetor3</text:span>)<text:line-break/></text:p>
            </text:list-item>
            <text:list-item>
              <text:p text:style-name="P59"><text:span text:style-name="T1">nrow</text:span> = numero de linhas.<text:line-break/></text:p>
            </text:list-item>
            <text:list-item>
              <text:p text:style-name="P59"><text:span text:style-name="T1">ncol</text:span> = numero de colunas.<text:line-break/></text:p>
            </text:list-item>
            <text:list-item>
              <text:p text:style-name="P59"><text:span text:style-name="T1">byrow</text:span> = lógica. Se FALSE (o padrão) a matriz é preenchida por colunas, caso contrário a matriz é preenchida por linhas.<text:line-break/></text:p>
            </text:list-item>
            <text:list-item>
              <text:p text:style-name="P59"><text:span text:style-name="T1">dimnames</text:span> = NULL ou uma lista de comprimento 2 fornecendo os nomes das linhas e colunas, respectivamente. Uma lista vazia é tratada como NULL e uma lista de comprimento um como nomes de linha.<text:line-break/><text:span text:style-name="T1">dimnames</text:span> = <text:span text:style-name="T1">list</text:span>(<text:span text:style-name="T1">c</text:span>(“<text:span text:style-name="T2">lx</text:span>”,“<text:span text:style-name="T2">ly</text:span>”,“<text:span text:style-name="T2">lz</text:span>”),<text:span text:style-name="T1">c</text:span>(“<text:span text:style-name="T2">c1</text:span>”,“<text:span text:style-name="T2">c2</text:span>”,“<text:span text:style-name="T2">c3</text:span>”))<text:line-break/></text:p>
            </text:list-item>
          </text:list>
        </text:list-item>
        <text:list-item>
          <text:p text:style-name="P58">Adicionando registros/linhas, usar a função <text:span text:style-name="T1">rbind</text:span>().<text:line-break/><text:span text:style-name="T1">rbind</text:span>(<text:span text:style-name="T2">vetor1</text:span>,<text:span text:style-name="T2">vetor2</text:span>,…)<text:line-break/></text:p>
        </text:list-item>
        <text:list-item>
          <text:p text:style-name="P58">Adicionando campos/colunas, usar a função <text:span text:style-name="T1">cbind</text:span>().<text:line-break/><text:span text:style-name="T1">cbind</text:span>(<text:span text:style-name="T2">vetor1</text:span>,<text:span text:style-name="T2">vetor2</text:span>,…)<text:line-break/></text:p>
        </text:list-item>
        <text:list-item>
          <text:p text:style-name="P58">Acessando dados dentro da matriz:<text:line-break/></text:p>
          <text:list text:style-name="L41">
            <text:list-item>
              <text:p text:style-name="P60">Acessando um elemento:<text:line-break/><text:span text:style-name="T2">variavel_da_matrix</text:span> [<text:span text:style-name="T2">linha</text:span>, <text:span text:style-name="T2">coluna</text:span>]<text:line-break/></text:p>
            </text:list-item>
            <text:list-item>
              <text:p text:style-name="P60">Acessando uma linha:<text:line-break/><text:span text:style-name="T2">variavel_da_matrix</text:span> [<text:span text:style-name="T2">linha</text:span>,]<text:line-break/></text:p>
            </text:list-item>
            <text:list-item>
              <text:p text:style-name="P60">Acessando uma coluna:<text:line-break/><text:span text:style-name="T2">variavel_da_matrix</text:span> [, <text:span text:style-name="T2">coluna</text:span>]<text:line-break/></text:p>
            </text:list-item>
          </text:list>
        </text:list-item>
      </text:list>
      <text:h text:style-name="Heading_20_2" text:outline-level="2"><text:bookmark-start text:name="tabela-de-dados---data.frames"/>10.2 Tabela de dados - Data.frames<text:bookmark-end text:name="tabela-de-dados---data.frames"/></text:h>
      <text:list text:style-name="L42">
        <text:list-item>
          <text:p text:style-name="P61">Na tabela de dados podemos ter dois ou mais <text:span text:style-name="T2">tipos</text:span> de dados misturados, sendo uma coluna/campo para cada tipo.<text:line-break/></text:p>
        </text:list-item>
        <text:list-item>
          <text:p text:style-name="P61">Criando um data.frame a partir de vetores:<text:line-break/><text:span text:style-name="T2">variavel_df</text:span> &lt;- <text:span text:style-name="T1">data</text:span>.<text:span text:style-name="T1">frame</text:span>(<text:span text:style-name="T2">nome_vetor1</text:span>,<text:span text:style-name="T2">nome_vetor2</text:span>,…)<text:line-break/></text:p>
          <text:list text:style-name="L43">
            <text:list-item>
              <text:p text:style-name="P62">O nome das veriaveis dos vetores serão o nome dos campos/colunas.<text:line-break/></text:p>
            </text:list-item>
          </text:list>
        </text:list-item>
        <text:list-item>
          <text:p text:style-name="P61">Acessando dados dentro do <text:span text:style-name="T1">data</text:span>.<text:span text:style-name="T1">frame</text:span>:<text:line-break/></text:p>
          <text:list text:style-name="L44">
            <text:list-item>
              <text:p text:style-name="P63">Acessando um campo inteiro, pode usar o nome do campo:<text:line-break/></text:p>
              <text:list text:style-name="L45">
                <text:list-item>
                  <text:p text:style-name="P64">retorna o vetor dos dados, com o <text:span text:style-name="T2">tipo</text:span> <text:span text:style-name="T1">data</text:span>.<text:span text:style-name="T1">frame</text:span>.<text:line-break/><text:span text:style-name="T2">nome_do_df</text:span> [<text:span text:style-name="T2">numero_da_coluna</text:span>]<text:line-break/></text:p>
                </text:list-item>
                <text:list-item>
                  <text:p text:style-name="P64">retorna o vetor com os dados, com o <text:span text:style-name="T2">tipo</text:span> original da coluna.<text:line-break/><text:span text:style-name="T2">nome_do_df</text:span><text:span text:style-name="T1">$</text:span><text:span text:style-name="T2">nome_do_campo</text:span><text:line-break/></text:p>
                </text:list-item>
              </text:list>
            </text:list-item>
            <text:list-item>
              <text:p text:style-name="P63">Acessando um elemento:<text:line-break/><text:span text:style-name="T2">nome_do_df</text:span> [<text:span text:style-name="T2">linha</text:span>, <text:span text:style-name="T2">coluna</text:span>]<text:line-break/></text:p>
            </text:list-item>
            <text:list-item>
              <text:p text:style-name="P63">Acessando uma linha:<text:line-break/><text:span text:style-name="T2">nome_do_df</text:span> [<text:span text:style-name="T2">linha</text:span>,]<text:line-break/></text:p>
            </text:list-item>
          </text:list>
        </text:list-item>
        <text:list-item>
          <text:p text:style-name="P61">Excluindo uma coluna:<text:line-break/><text:span text:style-name="T2">nome_do_df</text:span><text:span text:style-name="T1">$</text:span><text:span text:style-name="T2">nome_coluna</text:span> &lt;- <text:span text:style-name="T1">NULL</text:span><text:line-break/></text:p>
        </text:list-item>
        <text:list-item>
          <text:p text:style-name="P61">Inserindo uma nova coluna:<text:line-break/><text:span text:style-name="T2">nome_do_df</text:span><text:span text:style-name="T1">$</text:span><text:span text:style-name="T2">nome_nova_coluna</text:span> &lt;- <text:span text:style-name="T2">valor</text:span><text:line-break/></text:p>
        </text:list-item>
      </text:list>
      <text:h text:style-name="Heading_20_2" text:outline-level="2"><text:bookmark-start text:name="visualizar-dados-matriz-e-data.frame---view"/>10.3 Visualizar dados matriz e data.frame - VIEW<text:bookmark-end text:name="visualizar-dados-matriz-e-data.frame---view"/></text:h>
      <text:list text:style-name="L46">
        <text:list-item>
          <text:p text:style-name="P65">Para apresentar os dados no console, basta penas chamar o nome da variavel com o dado armazenado.<text:line-break/><text:span text:style-name="T2">nome_da_variavel</text:span><text:line-break/></text:p>
        </text:list-item>
        <text:list-item>
          <text:p text:style-name="P65">A função <text:span text:style-name="T1">VIEW</text:span> é usada para visualização de dados em formato planilha.<text:line-break/><text:span text:style-name="T1">VIEW</text:span>(<text:span text:style-name="T2">variavel_matriz/data.frame</text:span>)<text:line-break/></text:p>
        </text:list-item>
      </text:list>
      <text:p text:style-name="Pagebreak"/>
      <text:h text:style-name="Heading_20_1" text:outline-level="1"><text:bookmark-start text:name="aula-14-e-15---filtros"/>11 Aula 14 e 15 - Filtros<text:bookmark-end text:name="aula-14-e-15---filtros"/></text:h>
      <text:list text:style-name="L47">
        <text:list-item>
          <text:p text:style-name="P66">Acessar, extrair e modificar dados em variaveis.<text:line-break/></text:p>
        </text:list-item>
      </text:list>
      <text:h text:style-name="Heading_20_2" text:outline-level="2"><text:bookmark-start text:name="vetor-1"/>11.1 Vetor<text:bookmark-end text:name="vetor-1"/></text:h>
      <text:list text:style-name="L48">
        <text:list-item>
          <text:p text:style-name="P67">Acessar dados:<text:line-break/></text:p>
          <text:list text:style-name="L49">
            <text:list-item>
              <text:p text:style-name="P68">Acessar um elemento em determinada posição.<text:line-break/><text:span text:style-name="T2">nome_vetor</text:span> [<text:span text:style-name="T2">posição_do_elemento</text:span>]<text:line-break/></text:p>
            </text:list-item>
            <text:list-item>
              <text:p text:style-name="P68">Acessar todos os elementos, menos determinada posição.<text:line-break/><text:span text:style-name="T2">nome_vetor</text:span> [ -<text:span text:style-name="T2">posição_do_elemento_excluido</text:span>]<text:line-break/></text:p>
            </text:list-item>
            <text:list-item>
              <text:p text:style-name="P68">Dados entre posições (da <text:span text:style-name="T2">posição1</text:span> a <text:span text:style-name="T2">posição2</text:span>, <text:span text:style-name="T2">posição1</text:span> e <text:span text:style-name="T2">posição2</text:span> inclusas).<text:line-break/><text:span text:style-name="T2">nome_vetor</text:span> [ <text:span text:style-name="T2">posição1</text:span>:<text:span text:style-name="T2">posição2</text:span>]<text:line-break/></text:p>
            </text:list-item>
            <text:list-item>
              <text:p text:style-name="P68">Acessando a posição final do vetor com ajuda da função <text:span text:style-name="T1">length</text:span>() (devolve o tamanho do vetor, ou seja, a ultima posição).<text:line-break/><text:span text:style-name="T2">nome_vetor</text:span> [ <text:span text:style-name="T2">posição1</text:span>:<text:span text:style-name="T1">length</text:span>(<text:span text:style-name="T2">nome_vetor</text:span>)]<text:line-break/></text:p>
            </text:list-item>
            <text:list-item>
              <text:p text:style-name="P68">Acessando posição determinada atraves de operação matematica.<text:line-break/><text:span text:style-name="T2">nome_vetor</text:span> [ <text:span text:style-name="T1">length</text:span>(<text:span text:style-name="T2">nome_vetor</text:span>)-2:<text:span text:style-name="T1">length</text:span>(<text:span text:style-name="T2">nome_vetor</text:span>)]<text:line-break/></text:p>
            </text:list-item>
            <text:list-item>
              <text:p text:style-name="P68">Acessando dados atraves de condições.<text:line-break/><text:span text:style-name="T2">nome_vetor</text:span> [<text:span text:style-name="T2">nome_vetor</text:span><text:span text:style-name="T1">==</text:span><text:span text:style-name="T2">condição</text:span>]<text:line-break/><text:span text:style-name="T2">nome_vetor</text:span> [<text:span text:style-name="T2">nome_vetor</text:span><text:span text:style-name="T1">!=</text:span><text:span text:style-name="T2">condição</text:span>]<text:line-break/><text:span text:style-name="T2">nome_vetor</text:span> [<text:span text:style-name="T2">nome_vetor</text:span><text:span text:style-name="T1">&gt;</text:span><text:span text:style-name="T2">condição</text:span>]<text:line-break/><text:span text:style-name="T2">nome_vetor</text:span> [<text:span text:style-name="T2">nome_vetor</text:span><text:span text:style-name="T1">&lt;=</text:span><text:span text:style-name="T2">condição</text:span>]<text:line-break/></text:p>
            </text:list-item>
          </text:list>
        </text:list-item>
        <text:list-item>
          <text:p text:style-name="P67">Observação:<text:line-break/></text:p>
          <text:list text:style-name="L50">
            <text:list-item>
              <text:p text:style-name="P69">A função <text:span text:style-name="T1">length</text:span>() devolve o tamanho do vetor, ou seja, a última posição.<text:line-break/></text:p>
            </text:list-item>
          </text:list>
        </text:list-item>
      </text:list>
      <text:p text:style-name="Pagebreak"/>
      <text:h text:style-name="Heading_20_2" text:outline-level="2"><text:bookmark-start text:name="data.frames"/>11.2 Data.Frames<text:bookmark-end text:name="data.frames"/></text:h>
      <text:list text:style-name="L51">
        <text:list-item>
          <text:p text:style-name="P70">Acessar dados:<text:line-break/></text:p>
          <text:list text:style-name="L52">
            <text:list-item>
              <text:p text:style-name="P71">Acessando coluna/campo pelo numero da posição:<text:line-break/><text:span text:style-name="T2">df</text:span>[<text:span text:style-name="T2">numero_da_coluna</text:span>]<text:line-break/></text:p>
            </text:list-item>
            <text:list-item>
              <text:p text:style-name="P71">Acessando registro pelo numero da linha:<text:line-break/><text:span text:style-name="T2">df</text:span>[<text:span text:style-name="T2">numero_da_linha</text:span>,]<text:line-break/></text:p>
            </text:list-item>
            <text:list-item>
              <text:p text:style-name="P71">Acessando intervalo de colunas (posições inclusas):<text:line-break/><text:span text:style-name="T2">df</text:span>[<text:span text:style-name="T2">numero_da_coluna_inicial</text:span>:<text:span text:style-name="T2">numero_da_coluna_final</text:span>]<text:line-break/></text:p>
            </text:list-item>
            <text:list-item>
              <text:p text:style-name="P71">Acessando intervalo de linhas (posições inclusas):<text:line-break/><text:span text:style-name="T2">df</text:span>[<text:span text:style-name="T2">numero_da_linha_inicial</text:span>:<text:span text:style-name="T2">numero_da_linha_final</text:span>,]<text:line-break/></text:p>
            </text:list-item>
            <text:list-item>
              <text:p text:style-name="P71">Excluindo uma coluna do filtro:<text:line-break/><text:span text:style-name="T2">df</text:span>[-<text:span text:style-name="T2">numero_da_coluna</text:span>]<text:line-break/></text:p>
            </text:list-item>
            <text:list-item>
              <text:p text:style-name="P71">Juntando linha e coluna para acessar dados:<text:line-break/><text:span text:style-name="T2">df</text:span>[<text:span text:style-name="T2">numero_linha</text:span>,<text:span text:style-name="T2">numero_coluna</text:span>]<text:line-break/></text:p>
            </text:list-item>
            <text:list-item>
              <text:p text:style-name="P71">Acessando determinado registro de intervalo de colunas:<text:line-break/><text:span text:style-name="T2">df</text:span>[<text:span text:style-name="T2">numero_linha</text:span>,<text:span text:style-name="T2">numero_da_coluna_inicial</text:span>:<text:span text:style-name="T2">numero_da_coluna_final</text:span>]<text:line-break/></text:p>
            </text:list-item>
            <text:list-item>
              <text:p text:style-name="P71">Acessando registro, excluindo determinada coluna:<text:line-break/><text:span text:style-name="T2">df</text:span>[<text:span text:style-name="T2">numero_lina</text:span>,-<text:span text:style-name="T2">numero_coluna</text:span>]<text:line-break/></text:p>
            </text:list-item>
            <text:list-item>
              <text:p text:style-name="P71">Acessando intervalo de linhas e colunas:<text:line-break/><text:span text:style-name="T2">df</text:span>[<text:span text:style-name="T2">numero_da_linha_inicial</text:span>:<text:span text:style-name="T2">numero_da_linha_final</text:span>,<text:span text:style-name="T2">numero_da_coluna_inicial</text:span>:<text:span text:style-name="T2">numero_da_coluna_final</text:span>]<text:line-break/></text:p>
            </text:list-item>
            <text:list-item>
              <text:p text:style-name="P71">Excluindo deversas colunas do filtro:<text:line-break/><text:span text:style-name="T2">df</text:span>[<text:span text:style-name="T1">c</text:span>(-<text:span text:style-name="T2">numero_coluna1</text:span>,-<text:span text:style-name="T2">numero_coluna2</text:span>,-<text:span text:style-name="T2">numero_coluna3</text:span>,…)]<text:line-break/></text:p>
            </text:list-item>
          </text:list>
        </text:list-item>
        <text:list-item>
          <text:p text:style-name="P70">Filtro por nome da coluna:<text:line-break/></text:p>
          <text:list text:style-name="L53">
            <text:list-item>
              <text:p text:style-name="P72">Acessando um elemento da coluna:<text:line-break/><text:span text:style-name="T2">df</text:span><text:span text:style-name="T1">$</text:span><text:span text:style-name="T2">nome_coluna</text:span>[<text:span text:style-name="T2">numero_registro</text:span>]<text:line-break/></text:p>
            </text:list-item>
            <text:list-item>
              <text:p text:style-name="P72">Acessando um intervalo de registro:<text:line-break/><text:span text:style-name="T2">df</text:span><text:span text:style-name="T1">$</text:span><text:span text:style-name="T2">nome_coluna</text:span>[<text:span text:style-name="T2">numero_registro_inicial</text:span>:<text:span text:style-name="T2">numero_registro_final</text:span>]<text:line-break/></text:p>
            </text:list-item>
            <text:list-item>
              <text:p text:style-name="P72">Acessar determinados registros usando operador lógico:<text:line-break/><text:span text:style-name="T2">df</text:span><text:span text:style-name="T1">$</text:span><text:span text:style-name="T2">nome_coluna</text:span>[<text:span text:style-name="T2">valor</text:span><text:span text:style-name="T1">==</text:span><text:span text:style-name="T2">condição</text:span>]<text:line-break/></text:p>
            </text:list-item>
          </text:list>
        </text:list-item>
      </text:list>
      <text:p text:style-name="Pagebreak"/>
      <text:h text:style-name="Heading_20_1" text:outline-level="1"><text:bookmark-start text:name="aula-16---condicionais-if-for-e-while"/>12 Aula 16 - Condicionais <text:span text:style-name="T1">IF</text:span>, <text:span text:style-name="T1">FOR</text:span> e <text:span text:style-name="T1">WHILE</text:span><text:bookmark-end text:name="aula-16---condicionais-if-for-e-while"/></text:h>
      <text:h text:style-name="Heading_20_2" text:outline-level="2"><text:bookmark-start text:name="if"/>12.1 <text:span text:style-name="T1">IF</text:span><text:bookmark-end text:name="if"/></text:h>
      <text:list text:style-name="L54">
        <text:list-item>
          <text:p text:style-name="P73"><text:span text:style-name="T1">IF</text:span><text:line-break/></text:p>
          <text:list text:style-name="L55">
            <text:list-item>
              <text:p text:style-name="P74">“<text:span text:style-name="T1">Se</text:span> algo é verdade, faça isso…”<text:line-break/></text:p>
            </text:list-item>
            <text:list-item>
              <text:p text:style-name="P74"><text:span text:style-name="T1">Se</text:span> uma <text:span text:style-name="T2">condição</text:span> for verdadeira algo deve ser executado. </text:p>
            </text:list-item>
            <text:list-item>
              <text:p text:style-name="P74">Sintaxe:<text:line-break/><text:span text:style-name="T1">if</text:span> (<text:span text:style-name="T2">condição</text:span>){<text:line-break/><text:span text:style-name="T2">operção</text:span><text:line-break/>}<text:line-break/></text:p>
            </text:list-item>
          </text:list>
        </text:list-item>
        <text:list-item>
          <text:p text:style-name="P73"><text:span text:style-name="T1">ELSE</text:span><text:line-break/></text:p>
          <text:list text:style-name="L56">
            <text:list-item>
              <text:p text:style-name="P75">“<text:span text:style-name="T1">Se</text:span> algo é verdade, faça isso…, <text:span text:style-name="T1">senão</text:span> faça aquilo outro”<text:line-break/></text:p>
            </text:list-item>
            <text:list-item>
              <text:p text:style-name="P75">O <text:span text:style-name="T1">else</text:span> faz algo se a condição do <text:span text:style-name="T1">if</text:span> não for atendido.<text:line-break/></text:p>
            </text:list-item>
            <text:list-item>
              <text:p text:style-name="P75">Sintaxe:<text:line-break/><text:span text:style-name="T1">if</text:span> (<text:span text:style-name="T2">condição</text:span>){<text:line-break/><text:span text:style-name="T2">operação1</text:span><text:line-break/>} <text:span text:style-name="T1">else</text:span> {<text:line-break/><text:span text:style-name="T2">operação2</text:span><text:line-break/>}<text:line-break/></text:p>
            </text:list-item>
          </text:list>
        </text:list-item>
        <text:list-item>
          <text:p text:style-name="P73"><text:span text:style-name="T1">ELSE IF</text:span><text:line-break/></text:p>
          <text:list text:style-name="L57">
            <text:list-item>
              <text:p text:style-name="P76">“<text:span text:style-name="T1">Se</text:span> algo é verdadeiro faça isso …, <text:span text:style-name="T1">caso</text:span> derterminada <text:span text:style-name="T2">condição</text:span> faça aquilo outro, <text:span text:style-name="T1">senão</text:span> …”<text:line-break/></text:p>
            </text:list-item>
            <text:list-item>
              <text:p text:style-name="P76">Cria <text:span text:style-name="T1">casos</text:span> com <text:span text:style-name="T2">condições</text:span> a serem avaliadas, depois que anterior é analisada.<text:line-break/></text:p>
            </text:list-item>
            <text:list-item>
              <text:p text:style-name="P76">Podem existir varios <text:span text:style-name="T1">else if</text:span>.<text:line-break/></text:p>
            </text:list-item>
            <text:list-item>
              <text:p text:style-name="P76">Sintaxe:<text:line-break/><text:span text:style-name="T1">if</text:span> (<text:span text:style-name="T2">condição1</text:span>){<text:line-break/><text:span text:style-name="T2">operação1</text:span><text:line-break/>} <text:span text:style-name="T1">else</text:span> <text:span text:style-name="T1">if</text:span> (<text:span text:style-name="T2">condição2</text:span>){<text:line-break/><text:span text:style-name="T2">operação2</text:span><text:line-break/>} <text:span text:style-name="T1">else</text:span> {<text:line-break/><text:span text:style-name="T2">operação3</text:span><text:line-break/>}<text:line-break/></text:p>
            </text:list-item>
          </text:list>
        </text:list-item>
      </text:list>
      <text:p text:style-name="Pagebreak"/>
      <text:h text:style-name="Heading_20_2" text:outline-level="2"><text:bookmark-start text:name="loop-for"/>12.2 Loop <text:span text:style-name="T1">FOR</text:span><text:bookmark-end text:name="loop-for"/></text:h>
      <text:list text:style-name="L58">
        <text:list-item>
          <text:p text:style-name="P77">“Para cada posição do <text:span text:style-name="T2">vetor</text:span> faça isso…”<text:line-break/></text:p>
        </text:list-item>
        <text:list-item>
          <text:p text:style-name="P77"><text:span text:style-name="T1">FOR</text:span> é usado para percorre um <text:span text:style-name="T2">vetor</text:span>.<text:line-break/></text:p>
        </text:list-item>
        <text:list-item>
          <text:p text:style-name="P77">A variavel <text:span text:style-name="T2">i</text:span> é incrementada a cada loop.<text:line-break/></text:p>
        </text:list-item>
        <text:list-item>
          <text:p text:style-name="P77">Sintaxe:<text:line-break/><text:span text:style-name="T1">for</text:span> (<text:span text:style-name="T2">i</text:span> <text:span text:style-name="T1">in</text:span> <text:span text:style-name="T2">vetor</text:span>){<text:line-break/><text:span text:style-name="T2">operação</text:span><text:line-break/>}<text:line-break/></text:p>
        </text:list-item>
      </text:list>
      <text:h text:style-name="Heading_20_2" text:outline-level="2"><text:bookmark-start text:name="loop-while"/>12.3 Loop <text:span text:style-name="T1">WHILE</text:span><text:bookmark-end text:name="loop-while"/></text:h>
      <text:list text:style-name="L59">
        <text:list-item>
          <text:p text:style-name="P78">“Enquanto a condição for verdadeira, execute…”<text:line-break/></text:p>
        </text:list-item>
        <text:list-item>
          <text:p text:style-name="P78">Executa o loop enquanto uma determinada <text:span text:style-name="T2">condição</text:span> (operção lógica) for verdadeira.<text:line-break/></text:p>
        </text:list-item>
        <text:list-item>
          <text:p text:style-name="P78">Sintaxe:<text:line-break/><text:span text:style-name="T1">while</text:span>(<text:span text:style-name="T2">condição</text:span>){<text:line-break/><text:span text:style-name="T2">operção</text:span><text:line-break/>}<text:line-break/></text:p>
        </text:list-item>
      </text:list>
      <text:p text:style-name="Pagebreak"/>
      <text:h text:style-name="Heading_20_1" text:outline-level="1"><text:bookmark-start text:name="aula-17---função-e-print"/>13 Aula 17 - Função e print<text:bookmark-end text:name="aula-17---função-e-print"/></text:h>
      <text:h text:style-name="Heading_20_2" text:outline-level="2"><text:bookmark-start text:name="função---function"/>13.1 Função - <text:span text:style-name="T1">function</text:span><text:bookmark-end text:name="função---function"/></text:h>
      <text:list text:style-name="L60">
        <text:list-item>
          <text:p text:style-name="P79">Criar funções tem o objeto de evitar ter que reescrever varias vezes as mesmas instruções, abreviar esse trabalho.<text:line-break/></text:p>
        </text:list-item>
        <text:list-item>
          <text:p text:style-name="P79">Uma função é um conjunto de instruções organizadas em conjunto para executar uma tarefa específica.<text:line-break/></text:p>
        </text:list-item>
        <text:list-item>
          <text:p text:style-name="P79">Podem ser passados diversos <text:span text:style-name="T2">parametros</text:span> para dentro da função, basta informar isso na criação da função. <text:span text:style-name="T2">Parametros</text:span> são valores ou variaveis que são colocados para dentro da função.<text:line-break/></text:p>
        </text:list-item>
        <text:list-item>
          <text:p text:style-name="P79">As variaveis criadas e usadas dentro de <text:span text:style-name="T1">functions</text:span> (funções) são locais, não existem fora da função, deixam de existir depois que a função é executada.<text:line-break/></text:p>
        </text:list-item>
        <text:list-item>
          <text:p text:style-name="P79">A instrução <text:span text:style-name="T1">return</text:span>() devolve o <text:span text:style-name="T2">argumento</text:span> para fora da função.<text:line-break/></text:p>
        </text:list-item>
        <text:list-item>
          <text:p text:style-name="P79">Sintaxe:<text:line-break/><text:span text:style-name="T2">nome_da_função</text:span> <text:span text:style-name="T1">&lt;-</text:span> <text:span text:style-name="T1">function</text:span>(<text:span text:style-name="T2">parametro_1</text:span>,…){<text:line-break/><text:span text:style-name="T2">instruções</text:span><text:line-break/><text:span text:style-name="T1">print</text:span>(<text:span text:style-name="T2">variavel</text:span>)<text:line-break/><text:span text:style-name="T1">return</text:span> (<text:span text:style-name="T2">variavel_argumento</text:span>)<text:line-break/>}<text:line-break/></text:p>
        </text:list-item>
      </text:list>
      <text:h text:style-name="Heading_20_2" text:outline-level="2"><text:bookmark-start text:name="print"/>13.2 Print<text:bookmark-end text:name="print"/></text:h>
      <text:list text:style-name="L61">
        <text:list-item>
          <text:p text:style-name="P80">A função <text:span text:style-name="T1">print</text:span>(<text:span text:style-name="T2">argumento</text:span>) imprime seu argumento na tela.<text:line-break/></text:p>
        </text:list-item>
        <text:list-item>
          <text:p text:style-name="P80">É uma função útil para usar dentro de <text:span text:style-name="T1">functions</text:span> (funções), dado que as variaveis dentro de <text:span text:style-name="T1">function</text:span> são locais.<text:line-break/>Sintaxe:<text:line-break/><text:span text:style-name="T1">print</text:span>(<text:span text:style-name="T2">variavel</text:span>)<text:line-break/></text:p>
        </text:list-item>
      </text:list>
      <text:p text:style-name="Pagebreak"/>
      <text:h text:style-name="Heading_20_1" text:outline-level="1"><text:bookmark-start text:name="andamento-dos-estudos"/>14 Andamento dos Estudos<text:bookmark-end text:name="andamento-dos-estudos"/></text:h>
      <text:h text:style-name="Heading_20_2" text:outline-level="2"><text:bookmark-start text:name="assunto-em-andamento"/>14.1 Assunto em andamento<text:bookmark-end text:name="assunto-em-andamento"/></text:h>
      <text:p text:style-name="First_20_paragraph">Concluído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Curso de R básico</dc:title>
    <dc:description/>
    <dc:subject/>
    <meta:keyword/>
    <meta:initial-creator>Sergio Pedro R Oliveira</meta:initial-creator>
    <dc:creator>Sergio Pedro R Oliveira</dc:creator>
    <meta:creation-date>2022-05-28T08:48:44Z</meta:creation-date>
    <dc:date>2022-05-28T08:48:44Z</dc:date>
    <meta:user-defined meta:name="date" meta:value-type="string">2022-05-28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i>!</mi>
    <mn>5</mn>
    <mo>&gt;</mo>
    <mn>4</mn>
  </mrow>
</math>
</file>